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0.9645" calcext:value-type="float">
            <text:p>0.9645</text:p>
          </table:table-cell>
          <table:table-cell office:value-type="float" office:value="0.9845" calcext:value-type="float">
            <text:p>0.984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1</text:p>
          </table:table-cell>
          <table:table-cell table:formula="of:=54.72+43.9" office:value-type="float" office:value="98.62" calcext:value-type="float">
            <text:p>98.62</text:p>
          </table:table-cell>
          <table:table-cell table:formula="of:=54.7145*[.B1]+43.8945*[.C1]" office:value-type="float" office:value="95.9862705" calcext:value-type="float">
            <text:p>95.9862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2</text:p>
          </table:table-cell>
          <table:table-cell table:formula="of:=30.1344+22.4244+19.5744+23.4644" office:value-type="float" office:value="95.5976" calcext:value-type="float">
            <text:p>95.5976</text:p>
          </table:table-cell>
          <table:table-cell table:formula="of:=30.13*[.D1]+22.42*[.E1]+19.57*[.F1]+23.46*[.G1]" office:value-type="float" office:value="95.3558" calcext:value-type="float">
            <text:p>95.3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yer3</text:p>
          </table:table-cell>
          <table:table-cell table:formula="of:=49.39+42" office:value-type="float" office:value="91.39" calcext:value-type="float">
            <text:p>91.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0:22:57.232555517</meta:creation-date>
    <dc:date>2023-05-17T11:03:25.567056159</dc:date>
    <meta:editing-duration>PT40M29S</meta:editing-duration>
    <meta:editing-cycles>1</meta:editing-cycles>
    <meta:document-statistic meta:table-count="1" meta:cell-count="17" meta:object-count="0"/>
    <meta:generator>LibreOffice/7.5.3.2$Linux_X86_64 LibreOffice_project/67bf5ab3e8553b11738d1302ab7051a12dd8b40d</meta:generator>
  </office:meta>
</office:document-meta>
</file>